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200000553B8CCD1D6597F97F9.png" manifest:media-type="image/png"/>
  <manifest:file-entry manifest:full-path="Pictures/10000201000000FA000000C43CEA61B837BEB3AC.png" manifest:media-type="image/png"/>
  <manifest:file-entry manifest:full-path="Pictures/10000201000009600000059C43640256F0E03EA2.png" manifest:media-type="image/png"/>
  <manifest:file-entry manifest:full-path="Pictures/100002010000046F000002A112422339A514017C.png" manifest:media-type="image/png"/>
  <manifest:file-entry manifest:full-path="Pictures/1000020100000800000004009B3EF7F275F22351.png" manifest:media-type="image/png"/>
  <manifest:file-entry manifest:full-path="Pictures/1000020100000FA0000003B71FD345673DBAB7F6.png" manifest:media-type="image/png"/>
  <manifest:file-entry manifest:full-path="Pictures/10000201000007D0000001A60B3B1C7913AAC6BB.png" manifest:media-type="image/png"/>
  <manifest:file-entry manifest:full-path="Pictures/10000201000007A000000960A8A4E3850ACB3E6F.png" manifest:media-type="image/png"/>
  <manifest:file-entry manifest:full-path="Pictures/100002010000061100000960C7632A14CD1CE648.png" manifest:media-type="image/png"/>
  <manifest:file-entry manifest:full-path="Pictures/10000201000001480000016C03D34C28427D82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465a4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dddddd"/>
    </style:style>
    <style:style style:name="P8" style:family="paragraph">
      <loext:graphic-properties draw:fill="none" draw:fill-color="#ffffff"/>
      <style:text-properties fo:color="#ddddd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678cm" svg:height="2.799cm" svg:x="2.6cm" svg:y="1.601cm">
            <draw:image xlink:href="Pictures/10000201000009600000059C43640256F0E03EA2.png" xlink:type="simple" xlink:show="embed" xlink:actuate="onLoad">
              <text:p/>
            </draw:image>
          </draw:frame>
          <draw:frame draw:style-name="gr1" draw:text-style-name="P1" draw:layer="layout" svg:width="2.069cm" svg:height="1.622cm" svg:x="3.931cm" svg:y="2.278cm">
            <draw:image xlink:href="Pictures/10000201000000FA000000C43CEA61B837BEB3AC.png" xlink:type="simple" xlink:show="embed" xlink:actuate="onLoad">
              <text:p/>
            </draw:image>
          </draw:frame>
        </draw:g>
        <draw:line draw:style-name="gr2" draw:text-style-name="P2" draw:layer="layout" svg:x1="1.6cm" svg:y1="5.5cm" svg:x2="20cm" svg:y2="5.5cm">
          <text:p/>
        </draw:line>
        <draw:line draw:style-name="gr3" draw:text-style-name="P3" draw:layer="layout" svg:x1="2.5cm" svg:y1="7cm" svg:x2="4.1cm" svg:y2="4.4cm">
          <text:p><text:span text:style-name="T1"/></text:p>
        </draw:line>
        <draw:frame draw:style-name="gr1" draw:text-style-name="P1" draw:layer="layout" svg:width="1.488cm" svg:height="2.3cm" svg:x="1.612cm" svg:y="6.9cm">
          <draw:image xlink:href="Pictures/100002010000061100000960C7632A14CD1CE648.png" xlink:type="simple" xlink:show="embed" xlink:actuate="onLoad">
            <text:p/>
          </draw:image>
        </draw:frame>
        <draw:frame draw:style-name="gr1" draw:text-style-name="P1" draw:layer="layout" svg:width="1.488cm" svg:height="2.3cm" svg:x="7.8cm" svg:y="6.9cm">
          <draw:image xlink:href="Pictures/100002010000061100000960C7632A14CD1CE648.png" xlink:type="simple" xlink:show="embed" xlink:actuate="onLoad">
            <text:p/>
          </draw:image>
        </draw:frame>
        <draw:frame draw:style-name="gr1" draw:text-style-name="P1" draw:layer="layout" svg:width="3.261cm" svg:height="0.688cm" svg:x="2.624cm" svg:y="7.505cm">
          <draw:image xlink:href="Pictures/10000201000007D0000001A60B3B1C7913AAC6BB.png" xlink:type="simple" xlink:show="embed" xlink:actuate="onLoad">
            <text:p/>
          </draw:image>
        </draw:frame>
        <draw:frame draw:style-name="gr1" draw:text-style-name="P1" draw:layer="layout" svg:width="3.121cm" svg:height="1.56cm" svg:x="8.079cm" svg:y="7.1cm">
          <draw:image xlink:href="Pictures/1000020100000800000004009B3EF7F275F22351.png" xlink:type="simple" xlink:show="embed" xlink:actuate="onLoad">
            <text:p/>
          </draw:image>
        </draw:frame>
        <draw:frame draw:style-name="gr1" draw:text-style-name="P1" draw:layer="layout" svg:width="2.301cm" svg:height="2.554cm" svg:x="9.699cm" svg:y="11.1cm">
          <draw:image xlink:href="Pictures/10000201000001480000016C03D34C28427D8275.png" xlink:type="simple" xlink:show="embed" xlink:actuate="onLoad">
            <text:p/>
          </draw:image>
        </draw:frame>
        <draw:frame draw:style-name="gr1" draw:text-style-name="P1" draw:layer="layout" svg:width="1.857cm" svg:height="2.283cm" svg:x="7.8cm" svg:y="11.2cm">
          <draw:image xlink:href="Pictures/10000201000007A000000960A8A4E3850ACB3E6F.png" xlink:type="simple" xlink:show="embed" xlink:actuate="onLoad">
            <text:p/>
          </draw:image>
        </draw:frame>
        <draw:line draw:style-name="gr4" draw:text-style-name="P4" draw:layer="layout" svg:x1="8.6cm" svg:y1="9.1cm" svg:x2="8.7cm" svg:y2="11.3cm">
          <text:p/>
        </draw:line>
        <draw:frame draw:style-name="gr1" draw:text-style-name="P1" draw:layer="layout" svg:width="3.736cm" svg:height="2.215cm" svg:x="5.064cm" svg:y="2cm">
          <draw:image xlink:href="Pictures/100002010000046F000002A112422339A514017C.png" xlink:type="simple" xlink:show="embed" xlink:actuate="onLoad">
            <text:p/>
          </draw:image>
        </draw:frame>
        <draw:frame draw:style-name="gr1" draw:text-style-name="P1" draw:layer="layout" svg:width="6.157cm" svg:height="1.464cm" svg:x="13.4cm" svg:y="2.4cm">
          <draw:image xlink:href="Pictures/1000020100000FA0000003B71FD345673DBAB7F6.png" xlink:type="simple" xlink:show="embed" xlink:actuate="onLoad">
            <text:p/>
          </draw:image>
        </draw:frame>
        <draw:line draw:style-name="gr4" draw:text-style-name="P3" draw:layer="layout" svg:x1="13.9cm" svg:y1="3.7cm" svg:x2="10.3cm" svg:y2="7.4cm">
          <text:p><text:span text:style-name="T1"/></text:p>
        </draw:line>
        <draw:frame draw:style-name="gr5" draw:text-style-name="P6" draw:layer="layout" svg:width="3.6cm" svg:height="1.673cm" draw:transform="rotate (1.03498024643264) translate (2.676cm 6.841cm)">
          <draw:text-box>
            <text:p text:style-name="P5"><text:span text:style-name="T1">Static content</text:span></text:p>
          </draw:text-box>
        </draw:frame>
        <draw:line draw:style-name="gr4" draw:text-style-name="P4" draw:layer="layout" svg:x1="8.3cm" svg:y1="7cm" svg:x2="5.401cm" svg:y2="4.301cm">
          <text:p/>
        </draw:line>
        <draw:frame draw:style-name="gr6" draw:text-style-name="P1" draw:layer="layout" svg:width="1.376cm" svg:height="1.5cm" svg:x="6.224cm" svg:y="4.9cm">
          <draw:image xlink:href="Pictures/10000201000004E200000553B8CCD1D6597F97F9.png" xlink:type="simple" xlink:show="embed" xlink:actuate="onLoad">
            <text:p text:style-name="P1"/>
          </draw:image>
        </draw:frame>
        <draw:frame draw:style-name="gr6" draw:text-style-name="P1" draw:layer="layout" svg:width="1.376cm" svg:height="1.5cm" svg:x="11.324cm" svg:y="4.9cm">
          <draw:image xlink:href="Pictures/10000201000004E200000553B8CCD1D6597F97F9.png" xlink:type="simple" xlink:show="embed" xlink:actuate="onLoad">
            <text:p/>
          </draw:image>
        </draw:frame>
        <draw:frame draw:style-name="gr7" draw:text-style-name="P8" draw:layer="layout" svg:width="3.1cm" svg:height="0.962cm" svg:x="17.6cm" svg:y="4.538cm">
          <draw:text-box>
            <text:p text:style-name="P7"><text:span text:style-name="T2">inter</text:span>net</text:p>
          </draw:text-box>
        </draw:frame>
        <draw:frame draw:style-name="gr7" draw:text-style-name="P8" draw:layer="layout" svg:width="3.1cm" svg:height="0.962cm" svg:x="17.6cm" svg:y="5.438cm">
          <draw:text-box>
            <text:p text:style-name="P7"><text:span text:style-name="T2">intra</text:span>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24:14.735283526</meta:creation-date>
    <dc:date>2018-03-02T14:53:08.962539444</dc:date>
    <meta:editing-duration>PT16M23S</meta:editing-duration>
    <meta:editing-cycles>3</meta:editing-cycles>
    <meta:generator>LibreOffice/5.4.5.1$Linux_X86_64 LibreOffice_project/40m0$Build-1</meta:generator>
    <meta:document-statistic meta:object-count="21"/>
  </office:meta>
</office:document-meta>
</file>